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 UI" svg:font-family="'Noto Sans Devanagari UI'" style:font-family-generic="modern" style:font-pitch="fixed"/>
    <style:font-face style:name="Noto Sans Devanagari UI1" svg:font-family="'Noto Sans Devanagari UI'" style:font-family-generic="swiss"/>
    <style:font-face style:name="Noto Sans Devanagari UI2" svg:font-family="'Noto Sans Devanagari UI'" style:font-family-generic="system" style:font-pitch="variable"/>
    <style:font-face style:name="Noto Sans Display" svg:font-family="'Noto Sans Display'" style:font-family-generic="swiss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Preformatted_20_Text">
      <style:text-properties style:font-name="Noto Serif" fo:font-size="12pt" style:font-size-asian="12pt" style:font-size-complex="12pt"/>
    </style:style>
    <style:style style:name="P2" style:family="paragraph" style:parent-style-name="Preformatted_20_Text">
      <style:text-properties style:font-name="Noto Serif" fo:font-size="12pt" officeooo:paragraph-rsid="0003176b" style:font-size-asian="12pt" style:font-size-complex="12pt"/>
    </style:style>
    <style:style style:name="P3" style:family="paragraph" style:parent-style-name="Preformatted_20_Text">
      <style:paragraph-properties fo:text-align="center" style:justify-single-word="false"/>
      <style:text-properties style:font-name="Noto Serif" fo:font-size="12pt" style:font-size-asian="12pt" style:font-size-complex="12pt"/>
    </style:style>
    <style:style style:name="P4" style:family="paragraph" style:parent-style-name="Preformatted_20_Text">
      <style:text-properties style:font-name="Noto Serif" fo:font-size="14pt" style:font-size-asian="14pt" style:font-size-complex="14pt"/>
    </style:style>
    <style:style style:name="P5" style:family="paragraph" style:parent-style-name="Preformatted_20_Text">
      <style:text-properties style:font-name="Noto Sans Display" fo:font-size="14pt" fo:background-color="#b2b2b2" style:font-size-asian="14pt" style:font-size-complex="14pt"/>
    </style:style>
    <style:style style:name="P6" style:family="paragraph" style:parent-style-name="Preformatted_20_Text">
      <style:text-properties style:font-name="Noto Sans Display" fo:font-size="14pt" style:font-size-asian="14pt" style:font-size-complex="14pt"/>
    </style:style>
    <style:style style:name="P7" style:family="paragraph" style:parent-style-name="Preformatted_20_Text">
      <style:text-properties style:font-name="Noto Sans Display" fo:font-size="14pt" officeooo:rsid="0003176b" officeooo:paragraph-rsid="0003176b" style:font-size-asian="14pt" style:font-size-complex="14pt"/>
    </style:style>
    <style:style style:name="P8" style:family="paragraph" style:parent-style-name="Preformatted_20_Text">
      <style:text-properties style:font-name="Noto Sans Display" fo:font-size="14pt" fo:background-color="#cccccc" style:font-size-asian="14pt" style:font-size-complex="14pt"/>
    </style:style>
    <style:style style:name="P9" style:family="paragraph" style:parent-style-name="Preformatted_20_Text">
      <style:paragraph-properties fo:line-height="115%"/>
      <style:text-properties style:font-name="Noto Sans Display" fo:font-size="14pt" fo:background-color="#cccccc" style:font-size-asian="14pt" style:font-size-complex="14pt"/>
    </style:style>
    <style:style style:name="P10" style:family="paragraph" style:parent-style-name="Text_20_body">
      <style:paragraph-properties fo:text-align="start" style:justify-single-word="false"/>
      <style:text-properties officeooo:rsid="00094e37" officeooo:paragraph-rsid="00094e37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094e37" officeooo:paragraph-rsid="00094e37"/>
    </style:style>
    <style:style style:name="P12" style:family="paragraph" style:parent-style-name="Text_20_body">
      <style:paragraph-properties fo:margin-top="0.101cm" fo:margin-bottom="0.347cm" style:contextual-spacing="false" fo:text-align="start" style:justify-single-word="false"/>
      <style:text-properties officeooo:rsid="00094e37" officeooo:paragraph-rsid="00094e37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098e83" officeooo:paragraph-rsid="00098f55"/>
    </style:style>
    <style:style style:name="P14" style:family="paragraph" style:parent-style-name="Text_20_body">
      <style:paragraph-properties fo:text-align="center" style:justify-single-word="false"/>
      <style:text-properties style:font-name="Nimbus Sans" fo:font-size="14pt" officeooo:rsid="00094e37" officeooo:paragraph-rsid="00094e37" style:font-size-asian="14pt" style:font-size-complex="14pt"/>
    </style:style>
    <style:style style:name="P15" style:family="paragraph" style:parent-style-name="Text_20_body">
      <style:paragraph-properties fo:text-align="start" style:justify-single-word="false"/>
      <style:text-properties style:font-name="Nimbus Sans" fo:font-size="14pt" officeooo:rsid="00094e37" officeooo:paragraph-rsid="00094e37" style:font-size-asian="14pt" style:font-size-complex="14pt"/>
    </style:style>
    <style:style style:name="P16" style:family="paragraph" style:parent-style-name="Text_20_body">
      <style:paragraph-properties fo:margin-top="0cm" fo:margin-bottom="0.146cm" style:contextual-spacing="false" fo:text-align="start" style:justify-single-word="false"/>
      <style:text-properties style:font-name="Nimbus Sans" fo:font-size="14pt" officeooo:rsid="00094e37" officeooo:paragraph-rsid="00098f55" fo:background-color="#b2b2b2" style:font-size-asian="14pt" style:font-size-complex="14pt"/>
    </style:style>
    <style:style style:name="P1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Nimbus Sans" fo:font-size="14pt" officeooo:rsid="00098e83" officeooo:paragraph-rsid="00098f55" fo:background-color="#b2b2b2" style:font-size-asian="14pt" style:font-size-complex="14pt"/>
    </style:style>
    <style:style style:name="P18" style:family="paragraph" style:parent-style-name="Heading_20_3">
      <style:paragraph-properties fo:text-align="center" style:justify-single-word="false"/>
    </style:style>
    <style:style style:name="P19" style:family="paragraph" style:parent-style-name="Heading_20_3" style:list-style-name="">
      <style:paragraph-properties fo:text-align="center" style:justify-single-word="false"/>
    </style:style>
    <style:style style:name="P20" style:family="paragraph" style:parent-style-name="Heading_20_3">
      <style:paragraph-properties fo:text-align="center" style:justify-single-word="false" fo:break-before="page"/>
    </style:style>
    <style:style style:name="P21" style:family="paragraph" style:parent-style-name="Heading_20_3">
      <style:paragraph-properties fo:text-align="center" style:justify-single-word="false"/>
      <style:text-properties style:font-name="Noto Sans Display" fo:font-size="14pt" officeooo:rsid="0003176b" officeooo:paragraph-rsid="00094e37" style:font-size-asian="14pt" style:font-size-complex="14pt"/>
    </style:style>
    <style:style style:name="P22" style:family="paragraph" style:parent-style-name="Heading_20_3">
      <style:paragraph-properties fo:text-align="center" style:justify-single-word="false"/>
      <style:text-properties style:font-name="Nimbus Sans" fo:font-size="14pt" officeooo:rsid="0003176b" officeooo:paragraph-rsid="00094e37" style:font-size-asian="14pt" style:font-size-complex="14pt"/>
    </style:style>
    <style:style style:name="P23" style:family="paragraph" style:parent-style-name="Heading_20_4">
      <style:text-properties fo:font-size="14pt" officeooo:paragraph-rsid="0003176b" style:font-size-asian="14pt" style:font-size-complex="14pt"/>
    </style:style>
    <style:style style:name="P24" style:family="paragraph" style:parent-style-name="Preformatted_20_Text">
      <style:paragraph-properties fo:line-height="115%"/>
      <style:text-properties style:font-name="Noto Sans Display" fo:font-size="14pt" fo:background-color="#cccccc" style:font-size-asian="14pt" style:font-size-complex="14pt"/>
    </style:style>
    <style:style style:name="P25" style:family="paragraph" style:parent-style-name="Preformatted_20_Text">
      <style:paragraph-properties fo:line-height="115%"/>
      <style:text-properties style:font-name="Noto Sans Display" fo:font-size="14pt" officeooo:rsid="000f60ab" officeooo:paragraph-rsid="000f60ab" fo:background-color="#cccccc" style:font-size-asian="14pt" style:font-size-complex="14pt"/>
    </style:style>
    <style:style style:name="T1" style:family="text">
      <style:text-properties officeooo:rsid="0002c47e"/>
    </style:style>
    <style:style style:name="T2" style:family="text">
      <style:text-properties officeooo:rsid="0003176b"/>
    </style:style>
    <style:style style:name="T3" style:family="text">
      <style:text-properties officeooo:rsid="00057da7"/>
    </style:style>
    <style:style style:name="T4" style:family="text">
      <style:text-properties officeooo:rsid="00094e37"/>
    </style:style>
    <style:style style:name="T5" style:family="text">
      <style:text-properties style:font-name="Nimbus Sans" fo:font-size="14pt" style:font-size-asian="14pt" style:font-size-complex="14pt"/>
    </style:style>
    <style:style style:name="T6" style:family="text">
      <style:text-properties style:font-name="Nimbus Sans" fo:font-size="14pt" officeooo:rsid="00098f55" style:font-size-asian="14pt" style:font-size-complex="14pt"/>
    </style:style>
    <style:style style:name="T7" style:family="text">
      <style:text-properties style:font-name="Nimbus Sans" fo:font-size="14pt" officeooo:rsid="0009ef3a" style:font-size-asian="14pt" style:font-size-complex="14pt"/>
    </style:style>
    <style:style style:name="T8" style:family="text">
      <style:text-properties style:font-name="Nimbus Sans" fo:font-size="14pt" officeooo:rsid="000d67c3" style:font-size-asian="14pt" style:font-size-complex="14pt"/>
    </style:style>
    <style:style style:name="T9" style:family="text">
      <style:text-properties style:font-name="Nimbus Sans" fo:font-size="14pt" fo:background-color="transparent" loext:char-shading-value="0" style:font-size-asian="14pt" style:font-size-complex="14pt"/>
    </style:style>
    <style:style style:name="T10" style:family="text">
      <style:text-properties style:font-name="Nimbus Sans" fo:font-size="14pt" officeooo:rsid="00098e83" fo:background-color="transparent" loext:char-shading-value="0" style:font-size-asian="14pt" style:font-size-complex="14pt"/>
    </style:style>
    <style:style style:name="T11" style:family="text">
      <style:text-properties style:font-name="Nimbus Sans" fo:font-size="14pt" officeooo:rsid="00098f55" fo:background-color="transparent" loext:char-shading-value="0" style:font-size-asian="14pt" style:font-size-complex="14pt"/>
    </style:style>
    <style:style style:name="T12" style:family="text">
      <style:text-properties style:font-name="Nimbus Sans" fo:font-size="14pt" officeooo:rsid="000d67c3" fo:background-color="transparent" loext:char-shading-value="0" style:font-size-asian="14pt" style:font-size-complex="14pt"/>
    </style:style>
    <style:style style:name="T13" style:family="text">
      <style:text-properties style:font-name="Nimbus Sans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14" style:family="text">
      <style:text-properties officeooo:rsid="00098e83"/>
    </style:style>
    <style:style style:name="T15" style:family="text">
      <style:text-properties officeooo:rsid="000f60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3">POUR COMPILER BIBLIOTEQ DEPUIS LES SOURCES <text:span text:style-name="T1">DE GITHUB</text:span>.</text:h>
      <text:p text:style-name="P3"/>
      <text:p text:style-name="P3">Le nom des paquets concerne <text:span text:style-name="T3">la distribution </text:span>LinuxMint2<text:span text:style-name="T15">2.1</text:span></text:p>
      <text:p text:style-name="P1"/>
      <text:p text:style-name="P1"/>
      <text:h text:style-name="Heading_20_3" text:outline-level="3"><text:span text:style-name="T2">1 - </text:span>Installation des dépendances pour compiler BiblioteQ</text:h>
      <text:p text:style-name="P9">sudo apt-get install git</text:p>
      <text:p text:style-name="P9">sudo apt-get install build-essential</text:p>
      <text:p text:style-name="P9">sudo apt-get install qtbase5-dev</text:p>
      <text:p text:style-name="P9">sudo apt-get install libsqlite3-dev</text:p>
      <text:p text:style-name="P9">sudo apt-get install libyazpp-dev</text:p>
      <text:p text:style-name="P9">sudo apt-get install libpoppler-cpp-dev</text:p>
      <text:p text:style-name="P9">sudo apt-get install libqt5multimedia5-plugins</text:p>
      <text:p text:style-name="P9">sudo apt-get install qtmultimedia5-dev</text:p>
      <text:p text:style-name="P25">sudo apt-get install qtpdf5-dev</text:p>
      <text:p text:style-name="P9">sudo ldconfig</text:p>
      <text:p text:style-name="P4"/>
      <text:p text:style-name="P4"/>
      <text:h text:style-name="Heading_20_3" text:outline-level="3"><text:span text:style-name="T2">2 - </text:span>Téléchargement des sources de BiblioteQ.</text:h>
      <text:p text:style-name="P5">git clone https://github.com/textbrowser/biblioteq.git</text:p>
      <text:p text:style-name="P1"/>
      <text:p text:style-name="P1"/>
      <text:h text:style-name="P23" text:outline-level="4"><text:span text:style-name="T2">3 - </text:span>Compilation de BiblioteQ.</text:h>
      <text:p text:style-name="P2"><text:s/>L'option -j permet de compiler avec plusieurs processeurs.</text:p>
      <text:p text:style-name="P9">cd biblioteq</text:p>
      <text:p text:style-name="P9">qmake</text:p>
      <text:p text:style-name="P9">make -j4</text:p>
      <text:p text:style-name="P1"/>
      <text:p text:style-name="P1"/>
      <text:h text:style-name="Heading_20_3" text:outline-level="3"><text:span text:style-name="T2">4 - C</text:span>réation du paquet .deb version amd64.</text:h>
      <text:p text:style-name="P8">./Distributions/build_debian_amd64.bash</text:p>
      <text:p text:style-name="P1"/>
      <text:p text:style-name="P1"/>
      <text:p text:style-name="P1"/>
      <text:h text:style-name="P19" text:outline-level="3"><text:soft-page-break/></text:h>
      <text:h text:style-name="P20" text:outline-level="3">POUR CRÉER OU METTRE À JOUR LA TRADUCTION.</text:h>
      <text:p text:style-name="P1"/>
      <text:h text:style-name="Heading_20_3" text:outline-level="3"><text:span text:style-name="T2">1 - I</text:span>nstallation des outils pour effectuer la traduction.</text:h>
      <text:p text:style-name="P8">sudo apt-get install qttools5-dev-tools</text:p>
      <text:p text:style-name="P1"/>
      <text:h text:style-name="Heading_20_3" text:outline-level="3"><text:span text:style-name="T2">2 - </text:span><text:s/>Création ou mise à jour des fichiers a traduire (.ts).</text:h>
      <text:p text:style-name="P8">lupdate biblioteq.pro</text:p>
      <text:p text:style-name="P1"/>
      <text:h text:style-name="Heading_20_3" text:outline-level="3"><text:span text:style-name="T2">3 - </text:span>Outil pour effectuer la traduction et la publication du fichier .ts -&gt; .qm</text:h>
      <text:p text:style-name="P8">linguist Translations/biblioteq_fr_Fr.ts</text:p>
      <text:p text:style-name="P1"/>
      <text:p text:style-name="P1"/>
      <text:p text:style-name="P7">Exporter vers le format de fichier biblioteq_fr_FR.qm (qm) et compiler BiblioteQ pour profiter de la traduction des menus.</text:p>
      <text:p text:style-name="P7"/>
      <text:h text:style-name="P21" text:outline-level="3"/>
      <text:h text:style-name="P21" text:outline-level="3"/>
      <text:h text:style-name="P21" text:outline-level="3"/>
      <text:h text:style-name="P22" text:outline-level="3"><text:span text:style-name="T4">P</text:span>OUR <text:span text:style-name="T4">OBTENIR L’ANIMATION </text:span><text:span text:style-name="T14">DE CONFIRMATION </text:span><text:span text:style-name="T4">SUR LES BOUTONS.</text:span></text:h>
      <text:p text:style-name="P14"/>
      <text:p text:style-name="P10"><text:span text:style-name="T5">1 – Par défaut LinuxMint 21.3 applique le style « gtk2 ». </text:span><text:span text:style-name="T6">Celui-ci ne permet pas de voir les boutons animés. Il faut donc chang</text:span><text:span text:style-name="T5">er le style pour bénéficier des boutons animés de confirmation.</text:span></text:p>
      <text:p text:style-name="P11"><text:span text:style-name="T6">2</text:span><text:span text:style-name="T5"> – la commande </text:span><text:span text:style-name="T7">suiv</text:span><text:span text:style-name="T8">a</text:span><text:span text:style-name="T7">nte </text:span><text:span text:style-name="T9">permet de spécifier le style.</text:span></text:p>
      <text:p text:style-name="P16">qt5ct</text:p>
      <text:p text:style-name="P12"><text:span text:style-name="T11">3</text:span><text:span text:style-name="T9"> – Choisir </text:span><text:span text:style-name="T10">le style </text:span><text:span text:style-name="T13">Fusion</text:span><text:span text:style-name="T9"> ou </text:span><text:span text:style-name="T10">le style </text:span><text:span text:style-name="T13">Breeze</text:span><text:span text:style-name="T9">.</text:span></text:p>
      <text:p text:style-name="P13"><text:span text:style-name="T11">4</text:span><text:span text:style-name="T9"> – Si </text:span><text:span text:style-name="T11">le style </text:span><text:span text:style-name="T9">Breeze n’est pas installé </text:span><text:span text:style-name="T11">sur le systè</text:span><text:span text:style-name="T12">m</text:span><text:span text:style-name="T11">e.</text:span></text:p>
      <text:p text:style-name="P17">sudo apt-get install breeze</text:p>
      <text:p text:style-name="P15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 UI" svg:font-family="'Noto Sans Devanagari UI'" style:font-family-generic="modern" style:font-pitch="fixed"/>
    <style:font-face style:name="Noto Sans Devanagari UI1" svg:font-family="'Noto Sans Devanagari UI'" style:font-family-generic="swiss"/>
    <style:font-face style:name="Noto Sans Devanagari UI2" svg:font-family="'Noto Sans Devanagari UI'" style:font-family-generic="system" style:font-pitch="variable"/>
    <style:font-face style:name="Noto Sans Display" svg:font-family="'Noto Sans Display'" style:font-family-generic="swiss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fr" fo:country="FR" style:letter-kerning="true" style:font-name-asian="Nimbus Sans1" style:font-size-asian="10.5pt" style:language-asian="zh" style:country-asian="CN" style:font-name-complex="Noto Sans Devanagari U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imbus Roman" fo:font-size="12pt" fo:language="fr" fo:country="FR" style:font-name-asian="Nimbus Sans1" style:font-size-asian="10.5pt" style:language-asian="zh" style:country-asian="CN" style:font-name-complex="Noto Sans Devanagari U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 UI2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Nimbus Mono PS" fo:font-family="'Nimbus Mono PS'" style:font-family-generic="modern" style:font-pitch="fixed" fo:font-size="10pt" style:font-name-asian="Nimbus Mono PS" style:font-family-asian="'Nimbus Mono PS'" style:font-family-generic-asian="modern" style:font-pitch-asian="fixed" style:font-size-asian="10pt" style:font-name-complex="Noto Sans Devanagari UI" style:font-family-complex="'Noto Sans Devanagari UI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31T10:47:45.812671421</dc:date>
    <meta:editing-duration>PT28M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3" meta:paragraph-count="37" meta:word-count="244" meta:character-count="1680" meta:non-whitespace-character-count="1467"/>
  </office:meta>
</office:document-meta>
</file>